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accelerator/"/>
  <manifest:file-entry manifest:media-type="text/xml" manifest:full-path="Object 10/content.xml"/>
  <manifest:file-entry manifest:media-type="" manifest:full-path="Object 10/progressbar/"/>
  <manifest:file-entry manifest:media-type="" manifest:full-path="Object 10/floater/"/>
  <manifest:file-entry manifest:media-type="" manifest:full-path="Object 10/popupmenu/"/>
  <manifest:file-entry manifest:media-type="" manifest:full-path="Object 10/menubar/"/>
  <manifest:file-entry manifest:media-type="" manifest:full-path="Object 10/toolbar/"/>
  <manifest:file-entry manifest:media-type="" manifest:full-path="Object 10/images/Bitmaps/"/>
  <manifest:file-entry manifest:media-type="" manifest:full-path="Object 10/images/"/>
  <manifest:file-entry manifest:media-type="" manifest:full-path="Object 10/Configurations2/"/>
  <manifest:file-entry manifest:media-type="" manifest:full-path="Object 10/statusbar/"/>
  <manifest:file-entry manifest:media-type="text/xml" manifest:full-path="Object 10/settings.xml"/>
  <manifest:file-entry manifest:media-type="application/vnd.oasis.opendocument.formula" manifest:version="1.2" manifest:full-path="Object 10/"/>
  <manifest:file-entry manifest:media-type="" manifest:full-path="Object 11/accelerator/"/>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menubar/"/>
  <manifest:file-entry manifest:media-type="" manifest:full-path="Object 11/toolbar/"/>
  <manifest:file-entry manifest:media-type="" manifest:full-path="Object 11/images/Bitmaps/"/>
  <manifest:file-entry manifest:media-type="" manifest:full-path="Object 11/images/"/>
  <manifest:file-entry manifest:media-type="" manifest:full-path="Object 11/Configurations2/"/>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 manifest:full-path="Object 12/accelerator/"/>
  <manifest:file-entry manifest:media-type="text/xml" manifest:full-path="Object 12/content.xml"/>
  <manifest:file-entry manifest:media-type="" manifest:full-path="Object 12/progressbar/"/>
  <manifest:file-entry manifest:media-type="" manifest:full-path="Object 12/floater/"/>
  <manifest:file-entry manifest:media-type="" manifest:full-path="Object 12/popupmenu/"/>
  <manifest:file-entry manifest:media-type="" manifest:full-path="Object 12/menubar/"/>
  <manifest:file-entry manifest:media-type="" manifest:full-path="Object 12/toolbar/"/>
  <manifest:file-entry manifest:media-type="" manifest:full-path="Object 12/images/Bitmaps/"/>
  <manifest:file-entry manifest:media-type="" manifest:full-path="Object 12/images/"/>
  <manifest:file-entry manifest:media-type="" manifest:full-path="Object 12/Configurations2/"/>
  <manifest:file-entry manifest:media-type="" manifest:full-path="Object 12/statusbar/"/>
  <manifest:file-entry manifest:media-type="text/xml" manifest:full-path="Object 12/settings.xml"/>
  <manifest:file-entry manifest:media-type="application/vnd.oasis.opendocument.formula" manifest:version="1.2" manifest:full-path="Object 1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accelerator/"/>
  <manifest:file-entry manifest:media-type="text/xml" manifest:full-path="Object 5/content.xml"/>
  <manifest:file-entry manifest:media-type="" manifest:full-path="Object 5/progressbar/"/>
  <manifest:file-entry manifest:media-type="" manifest:full-path="Object 5/floater/"/>
  <manifest:file-entry manifest:media-type="" manifest:full-path="Object 5/popupmenu/"/>
  <manifest:file-entry manifest:media-type="" manifest:full-path="Object 5/menubar/"/>
  <manifest:file-entry manifest:media-type="" manifest:full-path="Object 5/toolbar/"/>
  <manifest:file-entry manifest:media-type="" manifest:full-path="Object 5/images/Bitmaps/"/>
  <manifest:file-entry manifest:media-type="" manifest:full-path="Object 5/images/"/>
  <manifest:file-entry manifest:media-type="" manifest:full-path="Object 5/Configurations2/"/>
  <manifest:file-entry manifest:media-type="" manifest:full-path="Object 5/statusbar/"/>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accelerator/"/>
  <manifest:file-entry manifest:media-type="text/xml" manifest:full-path="Object 7/content.xml"/>
  <manifest:file-entry manifest:media-type="" manifest:full-path="Object 7/progressbar/"/>
  <manifest:file-entry manifest:media-type="" manifest:full-path="Object 7/floater/"/>
  <manifest:file-entry manifest:media-type="" manifest:full-path="Object 7/popupmenu/"/>
  <manifest:file-entry manifest:media-type="" manifest:full-path="Object 7/menubar/"/>
  <manifest:file-entry manifest:media-type="" manifest:full-path="Object 7/toolbar/"/>
  <manifest:file-entry manifest:media-type="" manifest:full-path="Object 7/images/Bitmaps/"/>
  <manifest:file-entry manifest:media-type="" manifest:full-path="Object 7/images/"/>
  <manifest:file-entry manifest:media-type="" manifest:full-path="Object 7/statusbar/"/>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progressbar/"/>
  <manifest:file-entry manifest:media-type="" manifest:full-path="Object 8/floater/"/>
  <manifest:file-entry manifest:media-type="" manifest:full-path="Object 8/popupmenu/"/>
  <manifest:file-entry manifest:media-type="" manifest:full-path="Object 8/menubar/"/>
  <manifest:file-entry manifest:media-type="" manifest:full-path="Object 8/toolbar/"/>
  <manifest:file-entry manifest:media-type="" manifest:full-path="Object 8/images/Bitmaps/"/>
  <manifest:file-entry manifest:media-type="" manifest:full-path="Object 8/images/"/>
  <manifest:file-entry manifest:media-type="" manifest:full-path="Object 8/statusbar/"/>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end" style:justify-single-word="false" style:writing-mode="rl-tb"/>
    </style:style>
    <style:style style:name="P2" style:family="paragraph" style:parent-style-name="Text_20_body" style:list-style-name="L1">
      <style:paragraph-properties fo:text-align="end" style:justify-single-word="false" style:writing-mode="rl-tb"/>
    </style:style>
    <style:style style:name="P3" style:family="paragraph" style:parent-style-name="Text_20_body" style:list-style-name="L2">
      <style:paragraph-properties fo:text-align="end" style:justify-single-word="false" style:writing-mode="rl-tb"/>
    </style:style>
    <style:style style:name="P4" style:family="paragraph" style:parent-style-name="Heading_20_2">
      <style:paragraph-properties fo:text-align="end" style:justify-single-word="false" style:writing-mode="rl-tb"/>
    </style:style>
    <style:style style:name="fr1" style:family="graphic" style:parent-style-name="Formula">
      <style:graphic-properties style:vertical-pos="middle" style:vertical-rel="text" draw:ole-draw-aspect="1"/>
    </style:style>
    <text:list-style style:name="L1">
      <text:list-level-style-bullet text:level="1" text:style-name="Bullet_20_Symbols" style:num-suffix="."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3</text:h>
      <text:p text:style-name="P1">א.</text:p>
      <text:p text:style-name="P1">נתאר התקפת מילון על פרוטוקול קרברוס הבסיסי:</text:p>
      <text:list xml:id="list2163279604" text:style-name="L1">
        <text:list-item>
          <text:p text:style-name="P2">התוקף שולח הודעה <draw:frame draw:style-name="fr1" draw:name="Object1" text:anchor-type="as-char" svg:width="1.311in" svg:height="0.2083in" draw:z-index="0"><draw:object xlink:href="./Object 1" xlink:type="simple" xlink:show="embed" xlink:actuate="onLoad"/><draw:image xlink:href="./ObjectReplacements/Object 1" xlink:type="simple" xlink:show="embed" xlink:actuate="onLoad"/></draw:frame>לKDC, כאשר<draw:frame draw:style-name="fr1" draw:name="Object2" text:anchor-type="as-char" svg:width="0.3201in" svg:height="0.2083in" draw:z-index="1"><draw:object xlink:href="./Object 2" xlink:type="simple" xlink:show="embed" xlink:actuate="onLoad"/><draw:image xlink:href="./ObjectReplacements/Object 2" xlink:type="simple" xlink:show="embed" xlink:actuate="onLoad"/></draw:frame>הוא מזהה של הלקוח c שאת סיסמתו מעונייינים להשיג, <draw:frame draw:style-name="fr1" draw:name="Object3" text:anchor-type="as-char" svg:width="0.3181in" svg:height="0.2083in" draw:z-index="2"><draw:object xlink:href="./Object 3" xlink:type="simple" xlink:show="embed" xlink:actuate="onLoad"/><draw:image xlink:href="./ObjectReplacements/Object 3" xlink:type="simple" xlink:show="embed" xlink:actuate="onLoad"/></draw:frame>הוא מזהה של שירות כלשהו, וnonce הוא מספר כלשהו שכמובן ידוע לתוקף.</text:p>
        </text:list-item>
        <text:list-item>
          <text:p text:style-name="P2">השרת מחזיר את ההודעה <draw:frame draw:style-name="fr1" draw:name="Object5" text:anchor-type="as-char" svg:width="0.9819in" svg:height="0.2083in" draw:z-index="3"><draw:object xlink:href="./Object 5" xlink:type="simple" xlink:show="embed" xlink:actuate="onLoad"/><draw:image xlink:href="./ObjectReplacements/Object 5" xlink:type="simple" xlink:show="embed" xlink:actuate="onLoad"/></draw:frame>מוצפנת באמצעות מפתח המבוסס על הסיסמה של המשתמש. האופן שבו המפתח נגזר מסיסמת המשתמש ידוע לתוקף.</text:p>
        </text:list-item>
        <text:list-item>
          <text:p text:style-name="P2">התוקף מנסה לפענח את ההודעה שהתקבלה מהשרת באמצעות גזירת מפתח מכל אחת מהסיסמאות במילון. בכל נסיון, התוקף בודק אם ההודעה מסתיימת בnonce שהתוקף קבע – אם כן, בסבירות גבוהה, הסיסמה שניסה התוקף היא זו שc משתמש בה.</text:p>
        </text:list-item>
        <text:list-item>
          <text:p text:style-name="P2">ברגע שהסיסמה ידועה לתוקף, הוא יכול להתחזות למשתמש באופן שקוף לשרת.</text:p>
        </text:list-item>
      </text:list>
      <text:p text:style-name="P1">אותם תנאים מתקיימים גם בפרוטוקול המלא, והתוקף יכול לפעול באותה צורה. למעשה, מאחר והמידע היחיד שדרוש לתוקף כדי להתחזות למשתמש לגיטימי הוא סיסמת המשתמש, אין חשיבות למידע שמוצפן על ידי השרת, ומבחינת התוקף הפרוטוקול הבסיסי והמלא זהים מבחינת התקפת מילון, מאחר ובשניהםnonce נכלל בהודעה המוחזרת למשתמש.</text:p>
      <text:p text:style-name="P1"/>
      <text:p text:style-name="P1">ב.</text:p>
      <text:list xml:id="list836226640" text:style-name="L2">
        <text:list-item>
          <text:p text:style-name="P3">השינוי אינו פוגע בעמידות הפרוטוקול. למעשה, במימוש של קרברוס, הtimestamp אכן משמש כnonce.</text:p>
        </text:list-item>
        <text:list-item>
          <text:p text:style-name="P3">השינוי מאפשר לתוקף להתחזות למשתמש לגיטימי ולקבל שירותים בשמו, על ידי האזנה – התוקף מאזין לתקשורת בין הלקוח לTGS ומיירט את הSession Key, <draw:frame draw:style-name="fr1" draw:name="Object10" text:anchor-type="as-char" svg:width="0.3665in" svg:height="0.2083in" draw:z-index="4"><draw:object xlink:href="./Object 10" xlink:type="simple" xlink:show="embed" xlink:actuate="onLoad"/><draw:image xlink:href="./ObjectReplacements/Object 10" xlink:type="simple" xlink:show="embed" xlink:actuate="onLoad"/></draw:frame>. כעת ידועים לתוקף <draw:frame draw:style-name="fr1" draw:name="Object11" text:anchor-type="as-char" svg:width="0.3665in" svg:height="0.2083in" draw:z-index="5"><draw:object xlink:href="./Object 11" xlink:type="simple" xlink:show="embed" xlink:actuate="onLoad"/><draw:image xlink:href="./ObjectReplacements/Object 11" xlink:type="simple" xlink:show="embed" xlink:actuate="onLoad"/></draw:frame>, <draw:frame draw:style-name="fr1" draw:name="Object12" text:anchor-type="as-char" svg:width="0.3201in" svg:height="0.2083in" draw:z-index="6"><draw:object xlink:href="./Object 12" xlink:type="simple" xlink:show="embed" xlink:actuate="onLoad"/><draw:image xlink:href="./ObjectReplacements/Object 12" xlink:type="simple" xlink:show="embed" xlink:actuate="onLoad"/></draw:frame>, timestamp, והוא מסוגל לייצר Authenticator לגיטימי. בנוסף, התוקף יירט את<draw:frame draw:style-name="fr1" draw:name="Object15" text:anchor-type="as-char" svg:width="0.652in" svg:height="0.2083in" draw:z-index="7"><draw:object xlink:href="./Object 15" xlink:type="simple" xlink:show="embed" xlink:actuate="onLoad"/><draw:image xlink:href="./ObjectReplacements/Object 15" xlink:type="simple" xlink:show="embed" xlink:actuate="onLoad"/></draw:frame>. באמצעותם, התוקף מזדהה מול השרת S בתור המשתמש c, ומקבל שירותים.</text:p>
        </text:list-item>
        <text:list-item>
          <text:p text:style-name="P3">גם שינוי זה מאפשר ל<draw:frame draw:style-name="fr1" draw:name="Object16" text:anchor-type="as-char" svg:width="0.2154in" svg:height="0.1839in" draw:z-index="8"><draw:object xlink:href="./Object 16" xlink:type="simple" xlink:show="embed" xlink:actuate="onLoad"/><draw:image xlink:href="./ObjectReplacements/Object 16" xlink:type="simple" xlink:show="embed" xlink:actuate="onLoad"/></draw:frame>להתחזות לc, באמצעות התקפת שידור חוזר – התוקף מאזין לתקשורת בין הלקוח לשרת S, ומיירט הודעת אימות כלשהי, שמכילה Authenticator שמוצפן באמצעות<draw:frame draw:style-name="fr1" draw:name="Object4" text:anchor-type="as-char" svg:width="0.3665in" svg:height="0.2083in" draw:z-index="9"><draw:object xlink:href="./Object 4" xlink:type="simple" xlink:show="embed" xlink:actuate="onLoad"/><draw:image xlink:href="./ObjectReplacements/Object 4" xlink:type="simple" xlink:show="embed" xlink:actuate="onLoad"/></draw:frame>, וכרטיס<draw:frame draw:style-name="fr1" draw:name="Object9" text:anchor-type="as-char" svg:width="0.652in" svg:height="0.2083in" draw:z-index="13"><draw:object xlink:href="./Object 9" xlink:type="simple" xlink:show="embed" xlink:actuate="onLoad"/><draw:image xlink:href="./ObjectReplacements/Object 9" xlink:type="simple" xlink:show="embed" xlink:actuate="onLoad"/></draw:frame><text:line-break/>מכיוון שהAuthenticator אינו מכיל חתימת זמן, ו<draw:frame draw:style-name="fr1" draw:name="Object6" text:anchor-type="as-char" svg:width="0.539in" svg:height="0.2083in" draw:z-index="10"><draw:object xlink:href="./Object 6" xlink:type="simple" xlink:show="embed" xlink:actuate="onLoad"/><draw:image xlink:href="./ObjectReplacements/Object 6" xlink:type="simple" xlink:show="embed" xlink:actuate="onLoad"/></draw:frame>הוא מחרוזת אקראית שאורכה חסום , לא ניתן לדרוש שהAuthenticator יהיה חד פעמי (דרישה זו תגרום לכך שמשתמש יוכל להזדהות רק <draw:frame draw:style-name="fr1" draw:name="Object7" text:anchor-type="as-char" svg:width="0.2429in" svg:height="0.2075in" draw:z-index="11"><draw:object xlink:href="./Object 7" xlink:type="simple" xlink:show="embed" xlink:actuate="onLoad"/><draw:image xlink:href="./ObjectReplacements/Object 7" xlink:type="simple" xlink:show="embed" xlink:actuate="onLoad"/></draw:frame>פעמים, כאשר N הוא אורך ה<draw:frame draw:style-name="fr1" draw:name="Object8" text:anchor-type="as-char" svg:width="0.4811in" svg:height="0.1839in" draw:z-index="12"><draw:object xlink:href="./Object 8" xlink:type="simple" xlink:show="embed" xlink:actuate="onLoad"/><draw:image xlink:href="./ObjectReplacements/Object 8" xlink:type="simple" xlink:show="embed" xlink:actuate="onLoad"/></draw:frame>).<text:line-break/>התוקף כעת יכול לשדר את אותה הודעה ולהתחזות למשתמש c.<text:line-break/>ההתקפה תקפה כל עוד הכרטיס תקף (פרק זמן ארוך).</text:p>
        </text:list-item>
        <text:list-item>
          <text:p text:style-name="P3">אין פגיעה בעמידות הפרוטוקול – לאחר השינוי אין לתוקף מידע שלא היה בידיו קודם לשינוי.<text:line-break/>עם זאת, לאחר השינוי אין לשרת דרך לדעת מהו<draw:frame draw:style-name="fr1" draw:name="Object13" text:anchor-type="as-char" svg:width="0.3772in" svg:height="0.2083in" draw:z-index="14"><draw:object xlink:href="./Object 13" xlink:type="simple" xlink:show="embed" xlink:actuate="onLoad"/><draw:image xlink:href="./ObjectReplacements/Object 13" xlink:type="simple" xlink:show="embed" xlink:actuate="onLoad"/></draw:frame>ולפענח את ההודעה שהלקוח שולח, והפרוטוקול אינו שמיש.</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zafrir Rehan</meta:initial-creator>
    <meta:creation-date>2010-12-22T21:24:04</meta:creation-date>
    <dc:date>2010-12-22T22:59:07</dc:date>
    <dc:creator>Tzafrir Rehan</dc:creator>
    <meta:editing-duration>PT00H32M51S</meta:editing-duration>
    <meta:editing-cycles>2</meta:editing-cycles>
    <meta:generator>OpenOffice.org/3.2$Unix OpenOffice.org_project/320m12$Build-9483</meta:generator>
    <meta:document-statistic meta:table-count="0" meta:image-count="0" meta:object-count="15" meta:page-count="1" meta:paragraph-count="13" meta:word-count="389" meta:character-count="1910"/>
  </office:meta>
</office:document-meta>
</file>

<file path=Object 1/content.xml><?xml version="1.0" encoding="utf-8"?>
<math xmlns="http://www.w3.org/1998/Math/MathML">
  <semantics>
    <mrow>
      <mtext>"</mtext>
      <msub>
        <mi mathvariant="italic">ID</mi>
        <mi>c</mi>
      </msub>
      <mi>,</mi>
      <msub>
        <mi mathvariant="italic">ID</mi>
        <mi>s</mi>
      </msub>
      <mi>,</mi>
      <mi mathvariant="italic">nonce</mi>
      <mtext>"</mtext>
    </mrow>
    <annotation encoding="StarMath 5.0">"\""ID_c, ID_s, nonce "\""</annotation>
  </semantics>
</math>
</file>

<file path=Object 10/content.xml><?xml version="1.0" encoding="utf-8"?>
<math xmlns="http://www.w3.org/1998/Math/MathML">
  <semantics>
    <msub>
      <mi>K</mi>
      <mrow>
        <mi>c</mi>
        <mi>,</mi>
        <mi>s</mi>
      </mrow>
    </msub>
    <annotation encoding="StarMath 5.0">K_{c, s}</annotation>
  </semantics>
</math>
</file>

<file path=Object 11/content.xml><?xml version="1.0" encoding="utf-8"?>
<math xmlns="http://www.w3.org/1998/Math/MathML">
  <semantics>
    <msub>
      <mi>K</mi>
      <mrow>
        <mi>c</mi>
        <mi>,</mi>
        <mi>s</mi>
      </mrow>
    </msub>
    <annotation encoding="StarMath 5.0">K_{c, s}</annotation>
  </semantics>
</math>
</file>

<file path=Object 12/content.xml><?xml version="1.0" encoding="utf-8"?>
<math xmlns="http://www.w3.org/1998/Math/MathML">
  <semantics>
    <msub>
      <mi mathvariant="italic">ID</mi>
      <mi>c</mi>
    </msub>
    <annotation encoding="StarMath 5.0">ID_c</annotation>
  </semantics>
</math>
</file>

<file path=Object 13/content.xml><?xml version="1.0" encoding="utf-8"?>
<math xmlns="http://www.w3.org/1998/Math/MathML">
  <semantics>
    <msub>
      <mi>K</mi>
      <mrow>
        <mi>c</mi>
        <mi>,</mi>
        <mi>S</mi>
      </mrow>
    </msub>
    <annotation encoding="StarMath 5.0">K_{c, S}</annotation>
  </semantics>
</math>
</file>

<file path=Object 15/content.xml><?xml version="1.0" encoding="utf-8"?>
<math xmlns="http://www.w3.org/1998/Math/MathML">
  <semantics>
    <msub>
      <mi mathvariant="italic">Ticket</mi>
      <mrow>
        <mi>c</mi>
        <mi>,</mi>
        <mi>S</mi>
      </mrow>
    </msub>
    <annotation encoding="StarMath 5.0">Ticket_{c, S}</annotation>
  </semantics>
</math>
</file>

<file path=Object 16/content.xml><?xml version="1.0" encoding="utf-8"?>
<math xmlns="http://www.w3.org/1998/Math/MathML">
  <semantics>
    <mrow>
      <mi>c</mi>
      <mi>'</mi>
    </mrow>
    <annotation encoding="StarMath 5.0">c'</annotation>
  </semantics>
</math>
</file>

<file path=Object 2/content.xml><?xml version="1.0" encoding="utf-8"?>
<math xmlns="http://www.w3.org/1998/Math/MathML">
  <semantics>
    <msub>
      <mi mathvariant="italic">ID</mi>
      <mi>c</mi>
    </msub>
    <annotation encoding="StarMath 5.0">ID_c</annotation>
  </semantics>
</math>
</file>

<file path=Object 3/content.xml><?xml version="1.0" encoding="utf-8"?>
<math xmlns="http://www.w3.org/1998/Math/MathML">
  <semantics>
    <msub>
      <mi mathvariant="italic">ID</mi>
      <mi>s</mi>
    </msub>
    <annotation encoding="StarMath 5.0">ID_s</annotation>
  </semantics>
</math>
</file>

<file path=Object 4/content.xml><?xml version="1.0" encoding="utf-8"?>
<math xmlns="http://www.w3.org/1998/Math/MathML">
  <semantics>
    <msub>
      <mi>K</mi>
      <mrow>
        <mi>c</mi>
        <mi>,</mi>
        <mi>s</mi>
      </mrow>
    </msub>
    <annotation encoding="StarMath 5.0">K_{c, s}</annotation>
  </semantics>
</math>
</file>

<file path=Object 5/content.xml><?xml version="1.0" encoding="utf-8"?>
<math xmlns="http://www.w3.org/1998/Math/MathML">
  <semantics>
    <mrow>
      <mo stretchy="false">(</mo>
      <mrow>
        <msub>
          <mi>K</mi>
          <mrow>
            <mi>c</mi>
            <mi>,</mi>
            <mi>s</mi>
          </mrow>
        </msub>
        <mi>,</mi>
        <mi mathvariant="italic">nonce</mi>
      </mrow>
      <mo stretchy="false">)</mo>
    </mrow>
    <annotation encoding="StarMath 5.0">( K_{c,s}, nonce )</annotation>
  </semantics>
</math>
</file>

<file path=Object 6/content.xml><?xml version="1.0" encoding="utf-8"?>
<math xmlns="http://www.w3.org/1998/Math/MathML">
  <semantics>
    <msub>
      <mi mathvariant="italic">nonce</mi>
      <mn>3</mn>
    </msub>
    <annotation encoding="StarMath 5.0">nonce_3</annotation>
  </semantics>
</math>
</file>

<file path=Object 7/content.xml><?xml version="1.0" encoding="utf-8"?>
<math xmlns="http://www.w3.org/1998/Math/MathML">
  <semantics>
    <msup>
      <mn>2</mn>
      <mi>N</mi>
    </msup>
    <annotation encoding="StarMath 5.0">2^N</annotation>
  </semantics>
</math>
</file>

<file path=Object 8/content.xml><?xml version="1.0" encoding="utf-8"?>
<math xmlns="http://www.w3.org/1998/Math/MathML">
  <semantics>
    <mi mathvariant="italic">nonce</mi>
    <annotation encoding="StarMath 5.0">nonce</annotation>
  </semantics>
</math>
</file>

<file path=Object 9/content.xml><?xml version="1.0" encoding="utf-8"?>
<math xmlns="http://www.w3.org/1998/Math/MathML">
  <semantics>
    <msub>
      <mi mathvariant="italic">Ticket</mi>
      <mrow>
        <mi>c</mi>
        <mi>,</mi>
        <mi>S</mi>
      </mrow>
    </msub>
    <annotation encoding="StarMath 5.0">Ticket_{c, S}</annotation>
  </semantics>
</math>
</file>